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6cm" style:rel-column-width="21840*"/>
    </style:style>
    <style:style style:name="Tabelle2.B" style:family="table-column">
      <style:table-column-properties style:column-width="5.667cm" style:rel-column-width="21847*"/>
    </style:style>
    <style:style style:name="Tabelle2.C" style:family="table-column">
      <style:table-column-properties style:column-width="5.667cm" style:rel-column-width="2184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4" style:family="table-row">
      <style:table-row-properties style:min-row-height="2.203cm"/>
    </style:style>
    <style:style style:name="P1" style:family="paragraph" style:parent-style-name="Standard">
      <style:text-properties officeooo:rsid="001da859" officeooo:paragraph-rsid="001da859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dd210" officeooo:paragraph-rsid="001dd21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260e84" officeooo:paragraph-rsid="00260e84" style:font-weight-asian="bold" style:font-weight-complex="bold"/>
    </style:style>
    <style:style style:name="P4" style:family="paragraph" style:parent-style-name="Standard">
      <style:text-properties fo:font-size="12pt" officeooo:rsid="001dd210" officeooo:paragraph-rsid="001dd210" style:font-size-asian="12pt" style:font-size-complex="12pt"/>
    </style:style>
    <style:style style:name="P5" style:family="paragraph" style:parent-style-name="Standard">
      <style:text-properties fo:font-size="12pt" officeooo:rsid="001dd210" officeooo:paragraph-rsid="001da859" style:font-size-asian="12pt" style:font-size-complex="12pt"/>
    </style:style>
    <style:style style:name="P6" style:family="paragraph" style:parent-style-name="Standard">
      <style:text-properties fo:font-size="12pt" officeooo:rsid="001dd210" officeooo:paragraph-rsid="003f07b8" style:font-size-asian="12pt" style:font-size-complex="12pt"/>
    </style:style>
    <style:style style:name="P7" style:family="paragraph" style:parent-style-name="Standard">
      <style:text-properties fo:font-size="12pt" officeooo:rsid="0021d826" officeooo:paragraph-rsid="0021d826" style:font-size-asian="12pt" style:font-size-complex="12pt"/>
    </style:style>
    <style:style style:name="P8" style:family="paragraph" style:parent-style-name="Standard">
      <style:paragraph-properties fo:line-height="100%"/>
      <style:text-properties fo:font-size="12pt" officeooo:rsid="0058a716" officeooo:paragraph-rsid="0058a716" style:font-size-asian="12pt" style:font-size-complex="12pt"/>
    </style:style>
    <style:style style:name="P9" style:family="paragraph" style:parent-style-name="Standard">
      <style:paragraph-properties fo:line-height="100%"/>
      <style:text-properties fo:font-size="12pt" officeooo:rsid="0058a716" officeooo:paragraph-rsid="00629d8b" style:font-size-asian="12pt" style:font-size-complex="12pt"/>
    </style:style>
    <style:style style:name="P10" style:family="paragraph" style:parent-style-name="Standard">
      <style:paragraph-properties fo:line-height="100%"/>
      <style:text-properties fo:font-size="12pt" officeooo:rsid="0058a716" officeooo:paragraph-rsid="00660398" style:font-size-asian="12pt" style:font-size-complex="12pt"/>
    </style:style>
    <style:style style:name="P11" style:family="paragraph" style:parent-style-name="Standard">
      <style:paragraph-properties fo:line-height="100%"/>
      <style:text-properties fo:font-size="12pt" officeooo:rsid="001f5f12" officeooo:paragraph-rsid="0059cfeb" style:font-size-asian="12pt" style:font-size-complex="12pt"/>
    </style:style>
    <style:style style:name="P12" style:family="paragraph" style:parent-style-name="Standard">
      <style:paragraph-properties fo:line-height="100%"/>
      <style:text-properties fo:font-size="12pt" officeooo:rsid="001f5f12" officeooo:paragraph-rsid="00629d8b" style:font-size-asian="12pt" style:font-size-complex="12pt"/>
    </style:style>
    <style:style style:name="P13" style:family="paragraph" style:parent-style-name="Standard">
      <style:text-properties fo:font-size="12pt" officeooo:rsid="001f5f12" officeooo:paragraph-rsid="0020a90d" style:font-size-asian="12pt" style:font-size-complex="12pt"/>
    </style:style>
    <style:style style:name="P14" style:family="paragraph" style:parent-style-name="Standard">
      <style:paragraph-properties fo:line-height="100%"/>
      <style:text-properties fo:font-size="12pt" officeooo:rsid="003605da" officeooo:paragraph-rsid="0059cfeb" style:font-size-asian="12pt" style:font-size-complex="12pt"/>
    </style:style>
    <style:style style:name="P15" style:family="paragraph" style:parent-style-name="Standard">
      <style:paragraph-properties fo:line-height="100%"/>
      <style:text-properties fo:font-size="12pt" officeooo:rsid="003605da" officeooo:paragraph-rsid="00629d8b" style:font-size-asian="12pt" style:font-size-complex="12pt"/>
    </style:style>
    <style:style style:name="P16" style:family="paragraph" style:parent-style-name="Standard">
      <style:text-properties fo:font-size="12pt" officeooo:rsid="00573aec" officeooo:paragraph-rsid="00573aec" style:font-size-asian="12pt" style:font-size-complex="12pt"/>
    </style:style>
    <style:style style:name="P17" style:family="paragraph" style:parent-style-name="Standard">
      <style:paragraph-properties fo:line-height="100%"/>
      <style:text-properties fo:font-size="12pt" officeooo:rsid="0058a716" officeooo:paragraph-rsid="0058a716" style:font-size-asian="10.5pt" style:font-size-complex="12pt"/>
    </style:style>
    <style:style style:name="P18" style:family="paragraph" style:parent-style-name="Standard">
      <style:paragraph-properties fo:line-height="100%"/>
      <style:text-properties fo:font-size="12pt" officeooo:rsid="0058a716" officeooo:paragraph-rsid="00629d8b" style:font-size-asian="10.5pt" style:font-size-complex="12pt"/>
    </style:style>
    <style:style style:name="P19" style:family="paragraph" style:parent-style-name="Standard">
      <style:paragraph-properties fo:line-height="100%"/>
      <style:text-properties fo:font-size="12pt" officeooo:rsid="0058a716" officeooo:paragraph-rsid="00660398" style:font-size-asian="10.5pt" style:font-size-complex="12pt"/>
    </style:style>
    <style:style style:name="P20" style:family="paragraph" style:parent-style-name="Standard">
      <style:text-properties fo:font-size="12pt" style:text-underline-style="none" officeooo:rsid="0037bc5d" officeooo:paragraph-rsid="003605da" style:font-size-asian="10.5pt" style:font-size-complex="12pt"/>
    </style:style>
    <style:style style:name="P21" style:family="paragraph" style:parent-style-name="Standard">
      <style:text-properties fo:font-size="11pt" style:text-underline-style="solid" style:text-underline-width="auto" style:text-underline-color="font-color" fo:font-weight="bold" officeooo:rsid="00394af8" officeooo:paragraph-rsid="00394af8" style:font-size-asian="11pt" style:font-weight-asian="bold" style:font-size-complex="11pt" style:font-weight-complex="bold"/>
    </style:style>
    <style:style style:name="P22" style:family="paragraph" style:parent-style-name="Standard">
      <style:text-properties fo:font-size="11pt" style:text-underline-style="solid" style:text-underline-width="auto" style:text-underline-color="font-color" fo:font-weight="bold" officeooo:rsid="00645d7f" officeooo:paragraph-rsid="00645d7f" style:font-size-asian="11pt" style:font-weight-asian="bold" style:font-size-complex="11pt" style:font-weight-complex="bold"/>
    </style:style>
    <style:style style:name="P23" style:family="paragraph" style:parent-style-name="Standard">
      <style:text-properties fo:font-size="11pt" officeooo:rsid="00394af8" officeooo:paragraph-rsid="00394af8" style:font-size-asian="11pt" style:font-size-complex="11pt"/>
    </style:style>
    <style:style style:name="P24" style:family="paragraph" style:parent-style-name="Standard">
      <style:text-properties fo:font-size="11pt" officeooo:rsid="00394af8" officeooo:paragraph-rsid="003f07b8" style:font-size-asian="11pt" style:font-size-complex="11pt"/>
    </style:style>
    <style:style style:name="P25" style:family="paragraph" style:parent-style-name="Standard">
      <style:text-properties fo:font-size="11pt" officeooo:rsid="002199ff" officeooo:paragraph-rsid="0023f101" style:font-size-asian="11pt" style:font-size-complex="11pt"/>
    </style:style>
    <style:style style:name="P26" style:family="paragraph" style:parent-style-name="Standard">
      <style:text-properties fo:font-size="11pt" officeooo:rsid="00512152" officeooo:paragraph-rsid="00512152" style:font-size-asian="11pt" style:font-size-complex="11pt"/>
    </style:style>
    <style:style style:name="P27" style:family="paragraph" style:parent-style-name="Standard">
      <style:text-properties fo:font-size="11pt" officeooo:rsid="001f5f12" officeooo:paragraph-rsid="003605da" style:font-size-asian="11pt" style:font-size-complex="11pt"/>
    </style:style>
    <style:style style:name="P28" style:family="paragraph" style:parent-style-name="Standard">
      <style:text-properties fo:font-size="11pt" officeooo:rsid="001f5f12" officeooo:paragraph-rsid="001f5f12" style:font-size-asian="11pt" style:font-size-complex="11pt"/>
    </style:style>
    <style:style style:name="P29" style:family="paragraph" style:parent-style-name="Standard">
      <style:text-properties fo:font-size="11pt" officeooo:rsid="00645d7f" officeooo:paragraph-rsid="00645d7f" style:font-size-asian="11pt" style:font-size-complex="11pt"/>
    </style:style>
    <style:style style:name="P30" style:family="paragraph" style:parent-style-name="Standard">
      <style:text-properties fo:font-size="11pt" style:text-underline-style="none" officeooo:rsid="00645d7f" officeooo:paragraph-rsid="00645d7f" style:font-size-asian="11pt" style:font-size-complex="11pt"/>
    </style:style>
    <style:style style:name="P31" style:family="paragraph" style:parent-style-name="Standard">
      <style:text-properties style:font-name="Liberation Sans Narrow" officeooo:rsid="001da859" officeooo:paragraph-rsid="001da859"/>
    </style:style>
    <style:style style:name="P32" style:family="paragraph" style:parent-style-name="Standard">
      <style:paragraph-properties fo:line-height="100%"/>
      <style:text-properties fo:font-size="8pt" officeooo:rsid="0058a716" officeooo:paragraph-rsid="0058a716" style:font-size-asian="8pt" style:font-size-complex="8pt"/>
    </style:style>
    <style:style style:name="P33" style:family="paragraph" style:parent-style-name="Standard">
      <style:paragraph-properties fo:line-height="100%"/>
      <style:text-properties fo:font-size="8pt" officeooo:rsid="0058a716" officeooo:paragraph-rsid="00629d8b" style:font-size-asian="8pt" style:font-size-complex="8pt"/>
    </style:style>
    <style:style style:name="P34" style:family="paragraph" style:parent-style-name="Standard">
      <style:paragraph-properties fo:line-height="100%"/>
      <style:text-properties fo:font-size="8pt" officeooo:rsid="0058a716" officeooo:paragraph-rsid="00660398" style:font-size-asian="8pt" style:font-size-complex="8pt"/>
    </style:style>
    <style:style style:name="P35" style:family="paragraph" style:parent-style-name="Standard">
      <style:paragraph-properties fo:line-height="100%"/>
      <style:text-properties fo:font-size="8pt" officeooo:rsid="001f5f12" officeooo:paragraph-rsid="002199ff" style:font-size-asian="7pt" style:font-size-complex="8pt"/>
    </style:style>
    <style:style style:name="P36" style:family="paragraph" style:parent-style-name="Standard">
      <style:paragraph-properties fo:line-height="100%"/>
      <style:text-properties fo:font-size="8pt" officeooo:rsid="001f5f12" officeooo:paragraph-rsid="00629d8b" style:font-size-asian="7pt" style:font-size-complex="8pt"/>
    </style:style>
    <style:style style:name="P37" style:family="paragraph" style:parent-style-name="Standard">
      <style:text-properties officeooo:paragraph-rsid="003fd8ed"/>
    </style:style>
    <style:style style:name="P38" style:family="paragraph" style:parent-style-name="Table_20_Contents">
      <style:text-properties fo:font-weight="bold" officeooo:rsid="00260e84" officeooo:paragraph-rsid="00260e84" style:font-weight-asian="bold" style:font-weight-complex="bold"/>
    </style:style>
    <style:style style:name="P39" style:family="paragraph" style:parent-style-name="Table_20_Contents">
      <style:text-properties fo:font-size="8pt" fo:font-weight="normal" officeooo:rsid="00260e84" officeooo:paragraph-rsid="00260e84" style:font-size-asian="8pt" style:font-weight-asian="normal" style:font-size-complex="8pt" style:font-weight-complex="normal"/>
    </style:style>
    <style:style style:name="P40" style:family="paragraph" style:parent-style-name="Table_20_Contents">
      <style:text-properties fo:font-size="12pt" officeooo:rsid="002bae01" officeooo:paragraph-rsid="002199ff" style:font-size-asian="12pt" style:font-size-complex="12pt"/>
    </style:style>
    <style:style style:name="P41" style:family="paragraph" style:parent-style-name="Table_20_Contents">
      <style:text-properties fo:font-size="12pt" fo:font-style="normal" officeooo:rsid="002199ff" officeooo:paragraph-rsid="002199ff" style:font-size-asian="12pt" style:font-style-asian="normal" style:font-size-complex="12pt" style:font-style-complex="normal"/>
    </style:style>
    <style:style style:name="P42" style:family="paragraph" style:parent-style-name="Standard">
      <style:paragraph-properties fo:line-height="100%"/>
      <style:text-properties fo:font-size="12pt" officeooo:rsid="0058a716" officeooo:paragraph-rsid="006a2eaa" style:font-size-asian="10.5pt" style:font-size-complex="12pt"/>
    </style:style>
    <style:style style:name="P43" style:family="paragraph" style:parent-style-name="Standard">
      <style:paragraph-properties fo:line-height="100%"/>
      <style:text-properties fo:font-size="8pt" officeooo:rsid="0058a716" officeooo:paragraph-rsid="00660398" style:font-size-asian="8pt" style:font-size-complex="8pt"/>
    </style:style>
    <style:style style:name="P44" style:family="paragraph" style:parent-style-name="Standard">
      <style:text-properties fo:font-size="14pt" style:text-underline-style="solid" style:text-underline-width="auto" style:text-underline-color="font-color" fo:font-weight="bold" officeooo:rsid="001da859" officeooo:paragraph-rsid="001da859" style:font-size-asian="14pt" style:font-weight-asian="bold" style:font-size-complex="14pt" style:font-weight-complex="bold"/>
    </style:style>
    <style:style style:name="P45" style:family="paragraph" style:parent-style-name="Table_20_Contents">
      <style:text-properties fo:font-size="12pt" officeooo:rsid="002bae01" officeooo:paragraph-rsid="002199ff" style:font-size-asian="12pt" style:font-size-complex="12pt"/>
    </style:style>
    <style:style style:name="P46" style:family="paragraph" style:parent-style-name="Table_20_Contents">
      <style:text-properties fo:font-size="12pt" officeooo:rsid="006a5bbf" officeooo:paragraph-rsid="006a5bbf" style:font-size-asian="12pt" style:font-size-complex="12pt"/>
    </style:style>
    <style:style style:name="P47" style:family="paragraph" style:parent-style-name="Table_20_Contents">
      <style:text-properties fo:font-size="8pt" fo:font-weight="normal" officeooo:rsid="00260e84" officeooo:paragraph-rsid="00270aa0" style:font-size-asian="8pt" style:font-weight-asian="normal" style:font-size-complex="8pt" style:font-weight-complex="normal"/>
    </style:style>
    <style:style style:name="P48" style:family="paragraph" style:parent-style-name="Table_20_Contents">
      <style:text-properties fo:font-weight="bold" officeooo:rsid="00260e84" officeooo:paragraph-rsid="00270aa0" style:font-weight-asian="bold" style:font-weight-complex="bold"/>
    </style:style>
    <style:style style:name="P49" style:family="paragraph" style:parent-style-name="Table_20_Contents">
      <style:text-properties fo:font-weight="bold" officeooo:rsid="00260e84" officeooo:paragraph-rsid="00260e84" style:font-weight-asian="bold" style:font-weight-complex="bold"/>
    </style:style>
    <style:style style:name="T1" style:family="text">
      <style:text-properties officeooo:rsid="001dd210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3f07b8" style:font-size-asian="11pt" style:font-size-complex="11pt"/>
    </style:style>
    <style:style style:name="T4" style:family="text">
      <style:text-properties fo:font-size="12pt" officeooo:rsid="001dd210" style:font-size-asian="12pt" style:font-size-complex="12pt"/>
    </style:style>
    <style:style style:name="T5" style:family="text">
      <style:text-properties fo:font-size="12pt" officeooo:rsid="003605da" style:font-size-asian="12pt" style:font-size-complex="12pt"/>
    </style:style>
    <style:style style:name="T6" style:family="text">
      <style:text-properties fo:font-size="12pt" officeooo:rsid="003fd8ed" style:font-size-asian="12pt" style:font-size-complex="12pt"/>
    </style:style>
    <style:style style:name="T7" style:family="text">
      <style:text-properties fo:font-size="12pt" officeooo:rsid="00634f02" style:font-size-asian="12pt" style:font-size-complex="12pt"/>
    </style:style>
    <style:style style:name="T8" style:family="text">
      <style:text-properties fo:font-size="12pt" officeooo:rsid="00645d7f" style:font-size-asian="12pt" style:font-size-complex="12pt"/>
    </style:style>
    <style:style style:name="T9" style:family="text">
      <style:text-properties style:text-underline-style="none"/>
    </style:style>
    <style:style style:name="T10" style:family="text">
      <style:text-properties officeooo:rsid="00262b0d"/>
    </style:style>
    <style:style style:name="T11" style:family="text">
      <style:text-properties officeooo:rsid="002bae01"/>
    </style:style>
    <style:style style:name="T12" style:family="text">
      <style:text-properties officeooo:rsid="002d1ff4"/>
    </style:style>
    <style:style style:name="T13" style:family="text">
      <style:text-properties officeooo:rsid="003134fa"/>
    </style:style>
    <style:style style:name="T14" style:family="text">
      <style:text-properties officeooo:rsid="003605da"/>
    </style:style>
    <style:style style:name="T15" style:family="text">
      <style:text-properties officeooo:rsid="00534c33"/>
    </style:style>
    <style:style style:name="T16" style:family="text">
      <style:text-properties officeooo:rsid="0059cfeb"/>
    </style:style>
    <style:style style:name="T17" style:family="text">
      <style:text-properties officeooo:rsid="005a3eed"/>
    </style:style>
    <style:style style:name="T18" style:family="text">
      <style:text-properties officeooo:rsid="005e149a"/>
    </style:style>
    <style:style style:name="T19" style:family="text">
      <style:text-properties officeooo:rsid="00629d8b"/>
    </style:style>
    <style:style style:name="T20" style:family="text">
      <style:text-properties officeooo:rsid="00634f02"/>
    </style:style>
    <style:style style:name="T21" style:family="text">
      <style:text-properties officeooo:rsid="00645d7f"/>
    </style:style>
    <style:style style:name="T22" style:family="text">
      <style:text-properties officeooo:rsid="00660398"/>
    </style:style>
    <style:style style:name="T23" style:family="text">
      <style:text-properties officeooo:rsid="0067f988"/>
    </style:style>
    <style:style style:name="T24" style:family="text">
      <style:text-properties officeooo:rsid="00699e99"/>
    </style:style>
    <style:style style:name="T25" style:family="text">
      <style:text-properties officeooo:rsid="006a2eaa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fo:font-size="8pt" officeooo:rsid="006a2eaa" style:font-size-asian="8pt" style:font-size-complex="8pt"/>
    </style:style>
    <style:style style:name="T28" style:family="text">
      <style:text-properties officeooo:rsid="006a5bb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Kursplanung Norwegisch 202<text:span text:style-name="T19">3</text:span></text:p>
      <text:p text:style-name="P1"/>
      <text:p text:style-name="P31"/>
      <text:p text:style-name="P3">Alt:<text:span text:style-name="T9"> </text:span></text:p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38">Datum</text:p>
          </table:table-cell>
          <table:table-cell table:style-name="Tabelle1.A1" office:value-type="string">
            <text:p text:style-name="P38">Niveau/ Wochen</text:p>
          </table:table-cell>
          <table:table-cell table:style-name="Tabelle1.C1" office:value-type="string">
            <text:p text:style-name="P48">Feiertage/ <text:span text:style-name="T13">freie Tage</text:span></text:p>
            <text:p text:style-name="P47">(sind in der Rechnung berücksichtigt)</text:p>
          </table:table-cell>
        </table:table-row>
        <table:table-row>
          <table:table-cell table:style-name="Tabelle1.A2" office:value-type="string">
            <text:p text:style-name="P8">0<text:span text:style-name="T18">5</text:span>.1<text:span text:style-name="T18">2</text:span>.2022 – <text:span text:style-name="T17">0</text:span><text:span text:style-name="T18">7</text:span><text:span text:style-name="T17">.0</text:span><text:span text:style-name="T18">3</text:span><text:span text:style-name="T17">.2023</text:span></text:p>
            <text:p text:style-name="P32">M<text:span text:style-name="T18">ontag</text:span> <text:s text:c="20"/><text:span text:style-name="T18">Dienstag</text:span></text:p>
            <text:p text:style-name="P32"/>
            <text:p text:style-name="P17">0<text:span text:style-name="T18">5</text:span>.1<text:span text:style-name="T18">2</text:span>.2022 – <text:span text:style-name="T17">0</text:span><text:span text:style-name="T18">4</text:span><text:span text:style-name="T17">.0</text:span><text:span text:style-name="T18">4</text:span><text:span text:style-name="T17">.2023</text:span></text:p>
            <text:p text:style-name="P32"><text:span text:style-name="T18">Montag</text:span> <text:s text:c="20"/><text:span text:style-name="T18">Dienstag</text:span></text:p>
          </table:table-cell>
          <table:table-cell table:style-name="Tabelle1.A2" office:value-type="string">
            <text:p text:style-name="P11">B1 <text:span text:style-name="T1">(</text:span><text:span text:style-name="T14">60 Tage/ </text:span><text:span text:style-name="T16">c. 12 Wochen</text:span><text:span text:style-name="T1">) </text:span></text:p>
            <text:p text:style-name="P35"/>
            <text:p text:style-name="P35"/>
            <text:p text:style-name="P14">B2 (<text:span text:style-name="T16">80 Tage</text:span>/ <text:span text:style-name="T16">c. </text:span>16 Wochen)</text:p>
          </table:table-cell>
          <table:table-cell table:style-name="Tabelle1.C2" office:value-type="string">
            <text:p text:style-name="P40">Weihnachtsferien <text:span text:style-name="T21">für TN:</text:span></text:p>
            <text:p text:style-name="P40">23.12.2022 -0<text:span text:style-name="T12">2</text:span>.01.2023</text:p>
          </table:table-cell>
        </table:table-row>
      </table:table>
      <text:p text:style-name="P1"/>
      <text:p text:style-name="P1"/>
      <text:p text:style-name="P2">Neu: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38">Datum</text:p>
          </table:table-cell>
          <table:table-cell table:style-name="Tabelle2.A1" office:value-type="string">
            <text:p text:style-name="P38">Niveau/ <text:span text:style-name="T10">Wochen</text:span></text:p>
          </table:table-cell>
          <table:table-cell table:style-name="Tabelle2.C1" office:value-type="string">
            <text:p text:style-name="P38">Feiertage/ <text:span text:style-name="T11">freie Tage</text:span></text:p>
            <text:p text:style-name="P39">(sind in der Rechnung berücksichtigt)</text:p>
          </table:table-cell>
        </table:table-row>
        <table:table-row>
          <table:table-cell table:style-name="Tabelle2.A2" office:value-type="string">
            <text:p text:style-name="P9"><text:span text:style-name="T22">13</text:span>.<text:span text:style-name="T22">04</text:span>.202<text:span text:style-name="T22">3</text:span> – <text:span text:style-name="T24">12.07.2023</text:span></text:p>
            <text:p text:style-name="P33"><text:span text:style-name="T22">Donnerstag</text:span> <text:s text:c="14"/><text:span text:style-name="T24">Mittwoch</text:span></text:p>
            <text:p text:style-name="P33"/>
            <text:p text:style-name="P18"><text:span text:style-name="T22">13</text:span>.<text:span text:style-name="T22">04</text:span>.202<text:span text:style-name="T22">3</text:span> – <text:span text:style-name="T24">09.08.2023</text:span></text:p>
            <text:p text:style-name="P33"><text:span text:style-name="T22">Donnerstag</text:span> <text:s text:c="14"/><text:span text:style-name="T24">Mittwoch</text:span></text:p>
          </table:table-cell>
          <table:table-cell table:style-name="Tabelle2.A2" office:value-type="string">
            <text:p text:style-name="P12">B1 <text:span text:style-name="T1">(</text:span><text:span text:style-name="T14">60 Tage/ </text:span><text:span text:style-name="T16">c. 12 Wochen</text:span><text:span text:style-name="T1">) </text:span></text:p>
            <text:p text:style-name="P36"/>
            <text:p text:style-name="P36"/>
            <text:p text:style-name="P15"><text:span text:style-name="T5">B2 (</text:span><text:span text:style-name="T16">80 Tage</text:span><text:span text:style-name="T5">/ </text:span><text:span text:style-name="T16">c. </text:span><text:span text:style-name="T5">16 Wochen)</text:span></text:p>
          </table:table-cell>
          <table:table-cell table:style-name="Tabelle2.C2" office:value-type="string">
            <text:p text:style-name="P37"><text:span text:style-name="T4">O</text:span><text:span text:style-name="T6">sterferien </text:span><text:span text:style-name="T8">für TN:</text:span></text:p>
            <text:p text:style-name="P1"><text:span text:style-name="T7">06</text:span><text:span text:style-name="T6">.04.2022- 1</text:span><text:span text:style-name="T7">1</text:span><text:span text:style-name="T6">.04.2022, </text:span></text:p>
            <text:p text:style-name="P16"><text:span text:style-name="T20">Maifeiertag, </text:span><text:span text:style-name="T1">C</text:span>hristi Himmelfahrt + Brückentag <text:span text:style-name="T23">(19.05.) </text:span><text:span text:style-name="T22">und </text:span></text:p>
            <text:p text:style-name="P13">Pfingstmontag</text:p>
          </table:table-cell>
        </table:table-row>
        <table:table-row>
          <table:table-cell table:style-name="Tabelle2.A2" office:value-type="string">
            <text:p text:style-name="P10"><text:span text:style-name="T24">1</text:span><text:span text:style-name="T25">6</text:span><text:span text:style-name="T24">.08.2023</text:span> – <text:span text:style-name="T24">1</text:span><text:span text:style-name="T25">3</text:span><text:span text:style-name="T24">.11.2023</text:span></text:p>
            <text:p text:style-name="P34"><text:span text:style-name="T25">Mittwoch</text:span> <text:s text:c="17"/><text:span text:style-name="T25">Montag</text:span></text:p>
            <text:p text:style-name="P34"/>
            <text:p text:style-name="P42"><text:span text:style-name="T24">1</text:span><text:span text:style-name="T25">6</text:span><text:span text:style-name="T24">.08.2023</text:span> – <text:span text:style-name="T25">11.12.2023</text:span></text:p>
            <text:p text:style-name="P42"><text:span text:style-name="T27">Mittwoch</text:span><text:span text:style-name="T26"> <text:s text:c="17"/></text:span><text:span text:style-name="T27">Montag</text:span></text:p>
          </table:table-cell>
          <table:table-cell table:style-name="Tabelle2.A2" office:value-type="string">
            <text:p text:style-name="P12">B1 <text:span text:style-name="T1">(</text:span><text:span text:style-name="T14">60 Tage/ </text:span><text:span text:style-name="T16">c. 12 Wochen</text:span><text:span text:style-name="T1">) </text:span></text:p>
            <text:p text:style-name="P36"/>
            <text:p text:style-name="P36"/>
            <text:p text:style-name="P15"><text:span text:style-name="T5">B2 (</text:span><text:span text:style-name="T16">80 Tage</text:span><text:span text:style-name="T5">/ </text:span><text:span text:style-name="T16">c. </text:span><text:span text:style-name="T5">16 Wochen)</text:span></text:p>
          </table:table-cell>
          <table:table-cell table:style-name="Tabelle2.C2" office:value-type="string">
            <text:p text:style-name="P41">Tag der deutschen Einheit <text:span text:style-name="T22">+ Brückentag (Mo 02.10.) </text:span><text:span text:style-name="T18">und Reformationstag </text:span><text:span text:style-name="T24">+ Brückentag (Mo 30.10.)</text:span></text:p>
          </table:table-cell>
        </table:table-row>
        <table:table-row table:style-name="Tabelle2.4">
          <table:table-cell table:style-name="Tabelle2.A2" office:value-type="string">
            <text:p text:style-name="P10"><text:span text:style-name="T25">18.12.2023</text:span> – <text:span text:style-name="T28">19.03.2024</text:span></text:p>
            <text:p text:style-name="P34"><text:span text:style-name="T25">Montag</text:span> <text:s text:c="20"/><text:span text:style-name="T28">Dienstag</text:span></text:p>
            <text:p text:style-name="P34"/>
            <text:p text:style-name="P19"><text:span text:style-name="T25">18.12.2023</text:span> – <text:span text:style-name="T28">22.04.2024</text:span></text:p>
            <text:p text:style-name="P34"><text:span text:style-name="T25">Montag</text:span> <text:s text:c="20"/><text:span text:style-name="T28">Montag</text:span></text:p>
          </table:table-cell>
          <table:table-cell table:style-name="Tabelle2.A2" office:value-type="string">
            <text:p text:style-name="P12">B1 <text:span text:style-name="T1">(</text:span><text:span text:style-name="T14">60 Tage/ </text:span><text:span text:style-name="T16">c. 12 Wochen</text:span><text:span text:style-name="T1">) </text:span></text:p>
            <text:p text:style-name="P36"/>
            <text:p text:style-name="P36"/>
            <text:p text:style-name="P15">B2 (<text:span text:style-name="T16">80 Tage</text:span>/ <text:span text:style-name="T16">c. </text:span>16 Wochen)</text:p>
          </table:table-cell>
          <table:table-cell table:style-name="Tabelle2.C2" office:value-type="string">
            <text:p text:style-name="P40">Weihnachtsferien <text:span text:style-name="T22">für TN:</text:span></text:p>
            <text:p text:style-name="P40">23.12.2022- 0<text:span text:style-name="T12">2</text:span>.01.2023,</text:p>
            <text:p text:style-name="P46">Osterferien für TN:</text:p>
            <text:p text:style-name="P46">28.03.2024- 02.04.2024</text:p>
          </table:table-cell>
        </table:table-row>
      </table:table>
      <text:p text:style-name="P5"/>
      <text:p text:style-name="P5"/>
      <text:p text:style-name="P21">Anmerkungen:</text:p>
      <text:p text:style-name="P23"/>
      <text:p text:style-name="P24">Ich habe immer nach Tagen gerechnet, also <text:span text:style-name="T15">immer</text:span> <text:span text:style-name="T15">60 Tage für den B1-Kurs und </text:span>80 Tage <text:span text:style-name="T15">für den </text:span>B2-<text:span text:style-name="T15">Kurs</text:span>.</text:p>
      <text:p text:style-name="P6"><text:span text:style-name="T3">Die Feiertage, evtl. Brückentage und Ferien sind in der Rechnung berücksichtigt worden. </text:span><text:span text:style-name="T2"><text:tab/></text:span></text:p>
      <text:p text:style-name="P26"/>
      <text:p text:style-name="P26">Zwischen den Kursen ist circa 1 Woche frei damit in Ruhe die Examen kontrolliert werden können und der neue Kurs vorbereitet werden kann.</text:p>
      <text:p text:style-name="P4"/>
      <text:p text:style-name="P20"/>
      <text:p text:style-name="P22">Abkürzungen:</text:p>
      <text:p text:style-name="P30"/>
      <text:p text:style-name="P29">c. =cirka</text:p>
      <text:p text:style-name="P27"><text:span text:style-name="T21">TN = Teilnehmer</text:span><text:tab/></text:p>
      <text:p text:style-name="P28"/>
      <text:p text:style-name="P7"/>
      <text:p text:style-name="P25"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05T08:51:32.537000000</meta:creation-date>
    <dc:date>2021-09-23T11:25:49.876000000</dc:date>
    <meta:editing-duration>PT5H4M49S</meta:editing-duration>
    <meta:editing-cycles>56</meta:editing-cycles>
    <meta:generator>LibreOffice/6.4.3.2$Windows_X86_64 LibreOffice_project/747b5d0ebf89f41c860ec2a39efd7cb15b54f2d8</meta:generator>
    <meta:document-statistic meta:table-count="2" meta:image-count="0" meta:object-count="0" meta:page-count="1" meta:paragraph-count="54" meta:word-count="210" meta:character-count="1574" meta:non-whitespace-character-count="1256"/>
  </office:meta>
</office:document-meta>
</file>